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600000418A622F2ADF151645B.png" manifest:media-type="image/png"/>
  <manifest:file-entry manifest:full-path="Pictures/10000001000004F3000002C97D32A85C466DE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ASK - 3<text:line-break/></text:span></text:p>
      <text:p text:style-name="Standard"><text:span text:style-name="T2">Web Interface:</text:span><text:span text:style-name="T1"><text:line-break/></text:span><draw:frame draw:style-name="fr1" draw:name="Picture 3" text:anchor-type="as-char" svg:width="14.631cm" svg:height="8.236cm" draw:z-index="0"><draw:image xlink:href="Pictures/10000001000004F3000002C97D32A85C466DEC9D.png" xlink:type="simple" xlink:show="embed" xlink:actuate="onLoad" draw:mime-type="image/png"/><svg:desc>Screenshot from 2025-03-20 12-07-38</svg:desc></draw:frame></text:p>
      <text:p text:style-name="P1"/>
      <text:p text:style-name="P1"/>
      <text:p text:style-name="Standard"><text:span text:style-name="T2">CLI:</text:span><text:bookmark text:name="_GoBack"/></text:p>
      <text:p text:style-name="Standard"><draw:frame draw:style-name="fr1" draw:name="Picture 4" text:anchor-type="as-char" svg:width="14.631cm" svg:height="8.236cm" draw:z-index="1"><draw:image xlink:href="Pictures/100000010000074600000418A622F2ADF151645B.png" xlink:type="simple" xlink:show="embed" xlink:actuate="onLoad" draw:mime-type="image/png"/><svg:desc>Screenshot from 2025-03-20 12-07-42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等线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等线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等线" style:font-family-asian="等线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6:42:00</meta:creation-date>
    <meta:initial-creator>Lakshitha</meta:initial-creator>
    <dc:creator>Laksitha</dc:creator>
    <dc:date>2025-03-20T06:45:42</dc:date>
    <meta:editing-cycles>1</meta:editing-cycles>
    <meta:editing-duration>PT2M</meta:editing-duration>
    <meta:generator>LibreOffice/7.3.7.2$Linux_X86_64 LibreOffice_project/30$Build-2</meta:generator>
    <meta:document-statistic meta:table-count="0" meta:image-count="2" meta:object-count="0" meta:page-count="1" meta:paragraph-count="4" meta:word-count="6" meta:character-count="28" meta:non-whitespace-character-count="23"/>
    <meta:user-defined meta:name="ICV">371B5BB215144DA09FE9CA9F25D776DF_11</meta:user-defined>
    <meta:user-defined meta:name="KSOProductBuildVer">1033-12.2.0.20326</meta:user-defined>
    <meta:template xlink:type="simple" xlink:actuate="onRequest" xlink:title="Normal.dotm" xlink:href=""/>
  </office:meta>
</office:document-meta>
</file>